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Bitstream Vera Sans1" svg:font-family="'Bitstream Vera Sans'" style:font-family-generic="swiss"/>
    <style:font-face style:name="DejaVu Sans Mono" svg:font-family="'DejaVu Sans Mono'" style:font-family-generic="modern" style:font-pitch="fixed"/>
    <style:font-face style:name="Source Han Sans HW SC" svg:font-family="'Source Han Sans HW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va 1. Socket (Java) e RMI</text:h>
      <text:p text:style-name="Text_20_body">Scrivere un programma client ed uno server che si comportano come segue. </text:p>
      <text:p text:style-name="Text_20_body">Il client interroga il server sulla porta 4242 inviando una stringa <text:span text:style-name="Source_20_Text">str</text:span> di cinque caratteri nel formato "sXXXX", dove:</text:p>
      <text:list xml:id="list1070087243" text:style-name="L1">
        <text:list-item>
          <text:p text:style-name="P3">s è il carattere "+" o il carattere "-"</text:p>
        </text:list-item>
        <text:list-item>
          <text:p text:style-name="P1">X è un carattere tra "0" e "9". </text:p>
        </text:list-item>
      </text:list>
      <text:p text:style-name="Text_20_body">Esempi di stringhe valide: "+1234", "-6431", "+0109". </text:p>
      <text:p text:style-name="Text_20_body">Dopo aver inviato la stringa, il client resta in attesa della risposta del server. </text:p>
      <text:p text:style-name="Text_20_body">La risposta ricevuta va mostrata in output. </text:p>
      <text:p text:style-name="Text_20_body">Una volta ricevuta la stringa <text:span text:style-name="Source_20_Text">str</text:span> inviata dal client, che si assume essere nel formato corretto, il server invoca il metodo remoto definito dalla signature<text:line-break/><text:span text:style-name="Source_20_Text">Integer decodeAndCompute(String)</text:span><text:line-break/>al quale viene passata <text:span text:style-name="Source_20_Text">str</text:span> come parametro. Quindi il server invia come risposta al client l’intero calcolato dal metodo invocato. </text:p>
      <text:p text:style-name="Text_20_body">Il metodo <text:span text:style-name="Source_20_Text">decodeAndCompute(str)</text:span> effettua l’operazione aritmetica indicata nel primo carattere di <text:span text:style-name="Source_20_Text">str</text:span> sulle quattro cifre presenti negli ultimi quattro caratteri di <text:span text:style-name="Source_20_Text">str</text:span>. </text:p>
      <text:p text:style-name="Text_20_body">Esempi: </text:p>
      <text:list xml:id="list47242002" text:style-name="L2">
        <text:list-item>
          <text:p text:style-name="P4">Se str=="+3011" allora il metodo deve restituire il risultato dell’operazione 3+0+1+1, cioè 5. </text:p>
        </text:list-item>
      </text:list>
      <text:list xml:id="list138444788" text:style-name="L3">
        <text:list-item>
          <text:p text:style-name="P2">Se str=="-3022" allora il metodo deve restituire il risultato dell’operazione 3-0-2-2, cioè -1. </text:p>
        </text:list-item>
      </text:list>
      <text:p text:style-name="Text_20_body">Tempo a disposizione: 60 minuti. </text:p>
      <text:h text:style-name="Heading_20_2" text:outline-level="2">Prova 2. Web Service e Servlet</text:h>
      <text:p text:style-name="Text_20_body">Scrivere un web service che implementa il servizio <text:span text:style-name="Source_20_Text">decodeAndCompute</text:span> della prova n.1. </text:p>
      <text:p text:style-name="Text_20_body">Testare il web service scrivendo una apposita servlet in grado di interrogare il servizio e visualizzarne la risposta. </text:p>
      <text:p text:style-name="Text_20_body">Tempo a disposizione: 30 minuti. 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Bitstream Vera Sans1" svg:font-family="'Bitstream Vera Sans'" style:font-family-generic="swiss"/>
    <style:font-face style:name="DejaVu Sans Mono" svg:font-family="'DejaVu Sans Mono'" style:font-family-generic="modern" style:font-pitch="fixed"/>
    <style:font-face style:name="Source Han Sans HW SC" svg:font-family="'Source Han Sans HW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Source Han Sans" svg:font-family="'Source Han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Source Han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it" fo:country="IT" style:font-name-asian="Source Han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DejaVu Serif" fo:font-family="'DejaVu Serif'" style:font-family-generic="roman" style:font-pitch="variable" fo:font-size="24pt" fo:font-weight="bold" style:font-name-asian="Source Han Sans" style:font-family-asian="'Source Han Sans'" style:font-family-generic-asian="system" style:font-pitch-asian="variable" style:font-size-asian="24pt" style:font-weight-asian="bold" style:font-name-complex="Bitstream Vera Sans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DejaVu Serif" fo:font-family="'DejaVu Serif'" style:font-family-generic="roman" style:font-pitch="variable" fo:font-size="18pt" fo:font-weight="bold" style:font-name-asian="Source Han Sans" style:font-family-asian="'Source Han Sans'" style:font-family-generic-asian="system" style:font-pitch-asian="variable" style:font-size-asian="18pt" style:font-weight-asian="bold" style:font-name-complex="Bitstream Vera Sans" style:font-family-complex="'Bitstream Ver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Source Han Sans HW SC" style:font-family-asian="'Source Han Sans HW SC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0T11:43:57.729023193</dc:date>
    <meta:editing-duration>PT26S</meta:editing-duration>
    <meta:editing-cycles>1</meta:editing-cycles>
    <meta:document-statistic meta:table-count="0" meta:image-count="0" meta:object-count="0" meta:page-count="1" meta:paragraph-count="18" meta:word-count="228" meta:character-count="1462" meta:non-whitespace-character-count="1242"/>
    <meta:generator>LibreOffice/6.3.3.2.0$Linux_X86_64 LibreOffice_project/30$Build-2</meta:generator>
  </office:meta>
</office:document-meta>
</file>